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a470" officeooo:paragraph-rsid="001da470"/>
    </style:style>
    <style:style style:name="P2" style:family="paragraph" style:parent-style-name="Preformatted_20_Text">
      <style:text-properties officeooo:rsid="001f2759" officeooo:paragraph-rsid="001f2759"/>
    </style:style>
    <style:style style:name="P3" style:family="paragraph" style:parent-style-name="Preformatted_20_Text">
      <style:text-properties officeooo:rsid="001fcc07" officeooo:paragraph-rsid="001fcc07"/>
    </style:style>
    <style:style style:name="P4" style:family="paragraph" style:parent-style-name="Preformatted_20_Text">
      <style:text-properties officeooo:rsid="0020cd8d" officeooo:paragraph-rsid="0020cd8d"/>
    </style:style>
    <style:style style:name="P5" style:family="paragraph" style:parent-style-name="Preformatted_20_Text">
      <style:text-properties officeooo:rsid="0021069d" officeooo:paragraph-rsid="0021069d"/>
    </style:style>
    <style:style style:name="P6" style:family="paragraph" style:parent-style-name="Preformatted_20_Text">
      <style:text-properties officeooo:rsid="00226b4e" officeooo:paragraph-rsid="00226b4e"/>
    </style:style>
    <style:style style:name="P7" style:family="paragraph" style:parent-style-name="Preformatted_20_Text">
      <style:text-properties officeooo:rsid="002309a7" officeooo:paragraph-rsid="002309a7"/>
    </style:style>
    <style:style style:name="T1" style:family="text">
      <style:text-properties officeooo:rsid="00226b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7,02,2020: </text:p>
      <text:p text:style-name="P1"/>
      <text:p text:style-name="P1"/>
      <text:p text:style-name="P3">AB4: Beim Neuladen erscheint ein Notice oben rechts, welcher dann nach einigen Sekunden wieder verschwindet.</text:p>
      <text:p text:style-name="P4">rails g migration AddFieldsToUser</text:p>
      <text:p text:style-name="P4">rails <text:a xlink:type="simple" xlink:href="db:migrate" text:style-name="Internet_20_link" text:visited-style-name="Visited_20_Internet_20_Link">db:migrate</text:a></text:p>
      <text:p text:style-name="P4">Code:</text:p>
      <text:p text:style-name="P4"><text:s text:c="4"/>add_column :users, :website, :string</text:p>
      <text:p text:style-name="P4"><text:s text:c="4"/>add_column :users, :bio, :text</text:p>
      <text:p text:style-name="P4"><text:s text:c="4"/>add_column :users, :provider, :string</text:p>
      <text:p text:style-name="P4"><text:s text:c="4"/>add_column :users, :uid, :string</text:p>
      <text:p text:style-name="P4"><text:s text:c="4"/>add_column :users, :image, :string</text:p>
      <text:p text:style-name="P5">folgende Helper werden hinzugefügt:</text:p>
      <text:p text:style-name="P5">users_path, new_user_path, edit_user_path, user_path, <text:span text:style-name="T1">users_helper</text:span></text:p>
      <text:p text:style-name="P1"/>
      <text:p text:style-name="P6">Show methode:</text:p>
      <text:p text:style-name="P6">def show</text:p>
      <text:p text:style-name="P6"><text:s text:c="2"/>@user = User.find(params[:id])</text:p>
      <text:p text:style-name="P6">end</text:p>
      <text:p text:style-name="P1"/>
      <text:p text:style-name="P7">Die GravatarId des Benutzers wird mittels der Email herausgesucht und dann auf Gravatar gesucht um das Profilbild zu find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oastr:</text:p>
      <text:p text:style-name="P2">toaster ist für das Styling der flashmessages zuständ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09:27:23.635061898</dc:date>
    <meta:editing-duration>PT31M26S</meta:editing-duration>
    <meta:editing-cycles>4</meta:editing-cycles>
    <meta:generator>LibreOffice/6.2.4.2.0$Linux_X86_64 LibreOffice_project/817da7004ce00f352140eac47b7f2d498aecbe8f</meta:generator>
    <meta:document-statistic meta:table-count="0" meta:image-count="0" meta:object-count="0" meta:page-count="1" meta:paragraph-count="19" meta:word-count="88" meta:character-count="706" meta:non-whitespace-character-count="614"/>
  </office:meta>
</office:document-meta>
</file>